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9e4fa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none" fo:background-color="#b9e4fa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ackground-color="#b9e4fa" style:text-align-source="fix" style:repeat-content="false" fo:border-left="0.06pt solid #000000" fo:border-right="0.06pt solid #000000" fo:border-top="non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ackground-color="#b9e4fa" fo:border-left="0.06pt solid #000000" fo:border-right="0.06pt solid #000000" fo:border-top="none"/>
      <style:text-properties fo:color="#000000" style:font-name="Liberation Serif" style:font-name-asian="Cambria" style:language-asian="ar" style:country-asian="SA" style:font-name-complex="DejaVu Sans" style:language-complex="en" style:country-complex="US"/>
    </style:style>
    <style:style style:name="ce7" style:family="table-cell" style:parent-style-name="Default">
      <style:table-cell-properties fo:border-bottom="0.06pt solid #000000" fo:background-color="#b9e4fa" style:text-align-source="fix" style:repeat-content="false" fo:border-left="0.06pt solid #000000" fo:border-right="0.06pt solid #000000" fo:border-top="non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b9e4fa" style:text-align-source="fix" style:repeat-content="false"/>
      <style:paragraph-properties fo:text-align="end" fo:margin-left="0mm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11" style:family="table-cell" style:parent-style-name="Default">
      <style:table-cell-properties fo:border-bottom="0.06pt solid #000000" fo:background-color="#b9e4fa" style:text-align-source="fix" style:repeat-content="false" fo:border-left="none" fo:border-right="none" fo:border-top="none"/>
      <style:paragraph-properties fo:text-align="end" fo:margin-left="0mm"/>
    </style:style>
    <style:style style:name="ce12" style:family="table-cell" style:parent-style-name="Default">
      <style:table-cell-properties fo:border-bottom="none" fo:background-color="#b9e4fa" style:text-align-source="fix" style:repeat-content="false" fo:border-left="0.06pt solid #000000" fo:border-right="0.06pt solid #000000" fo:border-top="0.06pt solid #000000"/>
      <style:paragraph-properties fo:text-align="end" fo:margin-left="0mm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</style:style>
    <style:style style:name="ce14" style:family="table-cell" style:parent-style-name="Default">
      <style:table-cell-properties fo:border-bottom="none" fo:background-color="#b9e4fa" style:text-align-source="fix" style:repeat-content="false" fo:border-left="0.06pt solid #000000" fo:border-right="0.06pt solid #000000" fo:border-top="none"/>
      <style:paragraph-properties fo:text-align="end" fo:margin-left="0mm"/>
    </style:style>
    <style:style style:name="ce15" style:family="table-cell" style:parent-style-name="Default">
      <style:table-cell-properties fo:border-bottom="0.06pt solid #000000" fo:background-color="#b9e4fa" style:text-align-source="fix" style:repeat-content="false" fo:border-left="0.06pt solid #000000" fo:border-right="0.06pt solid #000000" fo:border-top="none"/>
      <style:paragraph-properties fo:text-align="end" fo:margin-left="0mm"/>
    </style:style>
    <style:style style:name="ce33" style:family="table-cell" style:parent-style-name="Default">
      <style:table-cell-properties fo:border-bottom="none" fo:background-color="#b9e4fa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Liberation Sans" style:font-name-asian="Droid Sans Fallback" style:font-name-complex="Noto Sans Devanagari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7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mm"/>
    </style:style>
    <style:style style:name="ce3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end" fo:margin-left="0mm"/>
    </style:style>
    <style:style style:name="ce3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/>
      <style:text-properties fo:color="#000000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314.71mm" svg:height="95.57mm" svg:x="135.19mm" svg:y="5.57mm">
            <draw:object draw:notify-on-update-of-ranges="Hoja1.B3:Hoja1.B13 Hoja1.B3:Hoja1.B13 Hoja1.C2:Hoja1.C2 Hoja1.C3:Hoja1.C13 Hoja1.B3:Hoja1.B13 Hoja1.D2:Hoja1.D2 Hoja1.D3:Hoja1.D13 Hoja1.B3:Hoja1.B13 Hoja1.E2:Hoja1.E2 Hoja1.E3:Hoja1.E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12.24mm" svg:height="117.87mm" svg:x="135.74mm" svg:y="106.99mm">
            <draw:object draw:notify-on-update-of-ranges="Hoja2.B3:Hoja2.B13 Hoja2.B3:Hoja2.B13 Hoja2.C2:Hoja2.C2 Hoja2.C3:Hoja2.C13 Hoja2.B3:Hoja2.B13 Hoja2.D2:Hoja2.D2 Hoja2.D3:Hoja2.D13 Hoja2.B3:Hoja2.B13 Hoja2.E2:Hoja2.E2 Hoja2.E3:Hoja2.E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4"/>
        <table:table-column table:style-name="co1" table:default-cell-style-name="ce9"/>
        <table:table-column table:style-name="co1" table:default-cell-style-name="ce13"/>
        <table:table-column table:style-name="co1" table:default-cell-style-name="ce9"/>
        <table:table-column table:style-name="co1" table:default-cell-style-name="ce14"/>
        <table:table-row table:style-name="ro1">
          <table:table-cell table:style-name="ce1" office:value-type="string" calcext:value-type="string" table:number-columns-spanned="5" table:number-rows-spanned="1">
            <text:p>PC local</text:p>
          </table:table-cell>
          <table:covered-table-cell table:number-columns-repeated="4" table:style-name="Default"/>
        </table:table-row>
        <table:table-row table:style-name="ro2">
          <table:table-cell table:style-name="ce2" office:value-type="string" calcext:value-type="string">
            <text:p>N.º de componentes</text:p>
          </table:table-cell>
          <table:table-cell table:style-name="ce8" office:value-type="string" calcext:value-type="string">
            <text:p>Bytes de un vector</text:p>
          </table:table-cell>
          <table:table-cell table:style-name="ce8" office:value-type="string" calcext:value-type="string">
            <text:p>Tiempo para vect. Locales</text:p>
          </table:table-cell>
          <table:table-cell table:style-name="ce8" office:value-type="string" calcext:value-type="string">
            <text:p>Tiempo para vect. Globales</text:p>
          </table:table-cell>
          <table:table-cell table:style-name="ce17" office:value-type="string" calcext:value-type="string">
            <text:p>Tiempo para vect. Dinámicos</text:p>
          </table:table-cell>
        </table:table-row>
        <table:table-row table:style-name="ro1">
          <table:table-cell table:style-name="ce3" office:value-type="float" office:value="65536" calcext:value-type="float">
            <text:p>65536</text:p>
          </table:table-cell>
          <table:table-cell table:formula="of:=PRODUCT([.A3];8)" office:value-type="float" office:value="524288" calcext:value-type="float">
            <text:p>524288</text:p>
          </table:table-cell>
          <table:table-cell table:style-name="ce12" office:value-type="float" office:value="0.000232361" calcext:value-type="float">
            <text:p>0,000232361</text:p>
          </table:table-cell>
          <table:table-cell office:value-type="float" office:value="0.000231569" calcext:value-type="float">
            <text:p>0,000231569</text:p>
          </table:table-cell>
          <table:table-cell table:style-name="ce12" office:value-type="float" office:value="0.000244175" calcext:value-type="float">
            <text:p>0,000244175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table:style-name="ce10" table:formula="of:=PRODUCT([.A4];8)" office:value-type="float" office:value="1048576" calcext:value-type="float">
            <text:p>1048576</text:p>
          </table:table-cell>
          <table:table-cell office:value-type="float" office:value="0.000519333" calcext:value-type="float">
            <text:p>0,000519333</text:p>
          </table:table-cell>
          <table:table-cell table:style-name="ce16" office:value-type="float" office:value="0.000457985" calcext:value-type="float">
            <text:p>0,000457985</text:p>
          </table:table-cell>
          <table:table-cell table:style-name="ce13" office:value-type="float" office:value="0.000448785" calcext:value-type="float">
            <text:p>0,000448785</text:p>
          </table:table-cell>
        </table:table-row>
        <table:table-row table:style-name="ro1">
          <table:table-cell table:style-name="ce5" office:value-type="float" office:value="262144" calcext:value-type="float">
            <text:p>262144</text:p>
          </table:table-cell>
          <table:table-cell table:formula="of:=PRODUCT([.A5];8)" office:value-type="float" office:value="2097152" calcext:value-type="float">
            <text:p>2097152</text:p>
          </table:table-cell>
          <table:table-cell table:style-name="ce14" office:value-type="float" office:value="0.001104888" calcext:value-type="float">
            <text:p>0,001104888</text:p>
          </table:table-cell>
          <table:table-cell office:value-type="float" office:value="0.00112862" calcext:value-type="float">
            <text:p>0,00112862</text:p>
          </table:table-cell>
          <table:table-cell office:value-type="float" office:value="0.001097766" calcext:value-type="float">
            <text:p>0,001097766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table:style-name="ce10" table:formula="of:=PRODUCT([.A6];8)" office:value-type="float" office:value="4194304" calcext:value-type="float">
            <text:p>4194304</text:p>
          </table:table-cell>
          <table:table-cell/>
          <table:table-cell table:style-name="ce16" office:value-type="float" office:value="0.002094438" calcext:value-type="float">
            <text:p>0,002094438</text:p>
          </table:table-cell>
          <table:table-cell table:style-name="ce13" office:value-type="float" office:value="0.002174453" calcext:value-type="float">
            <text:p>0,002174453</text:p>
          </table:table-cell>
        </table:table-row>
        <table:table-row table:style-name="ro1">
          <table:table-cell table:style-name="ce6" office:value-type="float" office:value="1048576" calcext:value-type="float">
            <text:p>1048576</text:p>
          </table:table-cell>
          <table:table-cell table:formula="of:=PRODUCT([.A7];8)" office:value-type="float" office:value="8388608" calcext:value-type="float">
            <text:p>8388608</text:p>
          </table:table-cell>
          <table:table-cell table:style-name="ce14"/>
          <table:table-cell office:value-type="float" office:value="0.003812608" calcext:value-type="float">
            <text:p>0,003812608</text:p>
          </table:table-cell>
          <table:table-cell office:value-type="float" office:value="0.004188654" calcext:value-type="float">
            <text:p>0,004188654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table:style-name="ce10" table:formula="of:=PRODUCT([.A8];8)" office:value-type="float" office:value="16777216" calcext:value-type="float">
            <text:p>16777216</text:p>
          </table:table-cell>
          <table:table-cell/>
          <table:table-cell table:style-name="ce16" office:value-type="float" office:value="0.009329834" calcext:value-type="float">
            <text:p>0,009329834</text:p>
          </table:table-cell>
          <table:table-cell table:style-name="ce13" office:value-type="float" office:value="0.010042728" calcext:value-type="float">
            <text:p>0,010042728</text:p>
          </table:table-cell>
        </table:table-row>
        <table:table-row table:style-name="ro1">
          <table:table-cell table:style-name="ce5" office:value-type="float" office:value="4194304" calcext:value-type="float">
            <text:p>4194304</text:p>
          </table:table-cell>
          <table:table-cell table:formula="of:=PRODUCT([.A9];8)" office:value-type="float" office:value="33554432" calcext:value-type="float">
            <text:p>33554432</text:p>
          </table:table-cell>
          <table:table-cell table:style-name="ce14"/>
          <table:table-cell office:value-type="float" office:value="0.017102607" calcext:value-type="float">
            <text:p>0,017102607</text:p>
          </table:table-cell>
          <table:table-cell office:value-type="float" office:value="0.015540655" calcext:value-type="float">
            <text:p>0,015540655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table:style-name="ce10" table:formula="of:=PRODUCT([.A10];8)" office:value-type="float" office:value="67108864" calcext:value-type="float">
            <text:p>67108864</text:p>
          </table:table-cell>
          <table:table-cell/>
          <table:table-cell table:style-name="ce16" office:value-type="float" office:value="0.030795256" calcext:value-type="float">
            <text:p>0,030795256</text:p>
          </table:table-cell>
          <table:table-cell table:style-name="ce13" office:value-type="float" office:value="0.030796012" calcext:value-type="float">
            <text:p>0,030796012</text:p>
          </table:table-cell>
        </table:table-row>
        <table:table-row table:style-name="ro1">
          <table:table-cell table:style-name="ce5" office:value-type="float" office:value="16777216" calcext:value-type="float">
            <text:p>16777216</text:p>
          </table:table-cell>
          <table:table-cell table:formula="of:=PRODUCT([.A11];8)" office:value-type="float" office:value="134217728" calcext:value-type="float">
            <text:p>134217728</text:p>
          </table:table-cell>
          <table:table-cell table:style-name="ce14"/>
          <table:table-cell office:value-type="float" office:value="0.059588797" calcext:value-type="float">
            <text:p>0,059588797</text:p>
          </table:table-cell>
          <table:table-cell office:value-type="float" office:value="0.059509489" calcext:value-type="float">
            <text:p>0,059509489</text:p>
          </table:table-cell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table:style-name="ce10" table:formula="of:=PRODUCT([.A12];8)" office:value-type="float" office:value="268435456" calcext:value-type="float">
            <text:p>268435456</text:p>
          </table:table-cell>
          <table:table-cell/>
          <table:table-cell table:style-name="ce16" office:value-type="float" office:value="0.120848866" calcext:value-type="float">
            <text:p>0,120848866</text:p>
          </table:table-cell>
          <table:table-cell table:style-name="ce13" office:value-type="float" office:value="0.119532433" calcext:value-type="float">
            <text:p>0,119532433</text:p>
          </table:table-cell>
        </table:table-row>
        <table:table-row table:style-name="ro1">
          <table:table-cell table:style-name="ce7" office:value-type="float" office:value="67108864" calcext:value-type="float">
            <text:p>67108864</text:p>
          </table:table-cell>
          <table:table-cell table:style-name="ce11" table:formula="of:=PRODUCT([.A13];8)" office:value-type="float" office:value="536870912" calcext:value-type="float">
            <text:p>536870912</text:p>
          </table:table-cell>
          <table:table-cell table:style-name="ce15"/>
          <table:table-cell table:style-name="ce11"/>
          <table:table-cell table:style-name="ce15" office:value-type="float" office:value="0.237598184" calcext:value-type="float">
            <text:p>0,237598184</text:p>
          </table:table-cell>
        </table:table-row>
        <table:table-row table:style-name="ro1" table:number-rows-repeated="5">
          <table:table-cell table:style-name="Default" table:number-columns-repeated="5"/>
        </table:table-row>
        <table:table-row table:style-name="ro1">
          <table:table-cell table:style-name="ce1" office:value-type="string" calcext:value-type="string" table:number-columns-spanned="5" table:number-rows-spanned="1">
            <text:p>atcgrid</text:p>
          </table:table-cell>
          <table:covered-table-cell table:number-columns-repeated="4" table:style-name="Default"/>
        </table:table-row>
        <table:table-row table:style-name="ro2">
          <table:table-cell table:style-name="ce2" office:value-type="string" calcext:value-type="string">
            <text:p>N.º de componentes</text:p>
          </table:table-cell>
          <table:table-cell table:style-name="ce8" office:value-type="string" calcext:value-type="string">
            <text:p>Bytes de un vector</text:p>
          </table:table-cell>
          <table:table-cell table:style-name="ce8" office:value-type="string" calcext:value-type="string">
            <text:p>Tiempo para vect. Locales</text:p>
          </table:table-cell>
          <table:table-cell table:style-name="ce8" office:value-type="string" calcext:value-type="string">
            <text:p>Tiempo para vect. Globales</text:p>
          </table:table-cell>
          <table:table-cell table:style-name="ce17" office:value-type="string" calcext:value-type="string">
            <text:p>Tiempo para vect. Dinámicos</text:p>
          </table:table-cell>
        </table:table-row>
        <table:table-row table:style-name="ro1">
          <table:table-cell table:style-name="ce3" office:value-type="float" office:value="65536" calcext:value-type="float">
            <text:p>65536</text:p>
          </table:table-cell>
          <table:table-cell table:formula="of:=PRODUCT([.A21];8)" office:value-type="float" office:value="524288" calcext:value-type="float">
            <text:p>524288</text:p>
          </table:table-cell>
          <table:table-cell table:style-name="ce33" office:value-type="string" calcext:value-type="string">
            <text:p>0.000314078</text:p>
          </table:table-cell>
          <table:table-cell office:value-type="string" calcext:value-type="string">
            <text:p>0.000446305</text:p>
          </table:table-cell>
          <table:table-cell table:style-name="ce12" office:value-type="string" calcext:value-type="string">
            <text:p>0.000413148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table:style-name="ce10" table:formula="of:=PRODUCT([.A22];8)" office:value-type="float" office:value="1048576" calcext:value-type="float">
            <text:p>1048576</text:p>
          </table:table-cell>
          <table:table-cell office:value-type="string" calcext:value-type="string">
            <text:p>0.000609342</text:p>
          </table:table-cell>
          <table:table-cell table:style-name="ce16" office:value-type="string" calcext:value-type="string">
            <text:p>0.000551501</text:p>
          </table:table-cell>
          <table:table-cell table:style-name="ce36" office:value-type="string" calcext:value-type="string">
            <text:p>0.000805929</text:p>
          </table:table-cell>
        </table:table-row>
        <table:table-row table:style-name="ro1">
          <table:table-cell table:style-name="ce5" office:value-type="float" office:value="262144" calcext:value-type="float">
            <text:p>262144</text:p>
          </table:table-cell>
          <table:table-cell table:formula="of:=PRODUCT([.A23];8)" office:value-type="float" office:value="2097152" calcext:value-type="float">
            <text:p>2097152</text:p>
          </table:table-cell>
          <table:table-cell table:style-name="ce14" office:value-type="string" calcext:value-type="string">
            <text:p>0.001368833</text:p>
          </table:table-cell>
          <table:table-cell office:value-type="string" calcext:value-type="string">
            <text:p>0.001109453</text:p>
          </table:table-cell>
          <table:table-cell office:value-type="string" calcext:value-type="string">
            <text:p>0.001699210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table:style-name="ce10" table:formula="of:=PRODUCT([.A24];8)" office:value-type="float" office:value="4194304" calcext:value-type="float">
            <text:p>4194304</text:p>
          </table:table-cell>
          <table:table-cell/>
          <table:table-cell table:style-name="ce16" office:value-type="string" calcext:value-type="string">
            <text:p>0.003535572</text:p>
          </table:table-cell>
          <table:table-cell table:style-name="ce36" office:value-type="string" calcext:value-type="string">
            <text:p>0.002598773</text:p>
          </table:table-cell>
        </table:table-row>
        <table:table-row table:style-name="ro1">
          <table:table-cell table:style-name="ce6" office:value-type="float" office:value="1048576" calcext:value-type="float">
            <text:p>1048576</text:p>
          </table:table-cell>
          <table:table-cell table:formula="of:=PRODUCT([.A25];8)" office:value-type="float" office:value="8388608" calcext:value-type="float">
            <text:p>8388608</text:p>
          </table:table-cell>
          <table:table-cell table:style-name="ce14"/>
          <table:table-cell office:value-type="string" calcext:value-type="string">
            <text:p>0.005912457</text:p>
          </table:table-cell>
          <table:table-cell office:value-type="string" calcext:value-type="string">
            <text:p>0.005975444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table:style-name="ce10" table:formula="of:=PRODUCT([.A26];8)" office:value-type="float" office:value="16777216" calcext:value-type="float">
            <text:p>16777216</text:p>
          </table:table-cell>
          <table:table-cell/>
          <table:table-cell table:style-name="ce16" office:value-type="string" calcext:value-type="string">
            <text:p>0.012074893</text:p>
          </table:table-cell>
          <table:table-cell table:style-name="ce36" office:value-type="string" calcext:value-type="string">
            <text:p>0.012115008</text:p>
          </table:table-cell>
        </table:table-row>
        <table:table-row table:style-name="ro1">
          <table:table-cell table:style-name="ce5" office:value-type="float" office:value="4194304" calcext:value-type="float">
            <text:p>4194304</text:p>
          </table:table-cell>
          <table:table-cell table:formula="of:=PRODUCT([.A27];8)" office:value-type="float" office:value="33554432" calcext:value-type="float">
            <text:p>33554432</text:p>
          </table:table-cell>
          <table:table-cell table:style-name="ce14"/>
          <table:table-cell office:value-type="string" calcext:value-type="string">
            <text:p>0.023638468</text:p>
          </table:table-cell>
          <table:table-cell office:value-type="string" calcext:value-type="string">
            <text:p>0.023779296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table:style-name="ce10" table:formula="of:=PRODUCT([.A28];8)" office:value-type="float" office:value="67108864" calcext:value-type="float">
            <text:p>67108864</text:p>
          </table:table-cell>
          <table:table-cell/>
          <table:table-cell table:style-name="ce16" office:value-type="string" calcext:value-type="string">
            <text:p>0.046269740</text:p>
          </table:table-cell>
          <table:table-cell table:style-name="ce36" office:value-type="string" calcext:value-type="string">
            <text:p>0.047058215</text:p>
          </table:table-cell>
        </table:table-row>
        <table:table-row table:style-name="ro1">
          <table:table-cell table:style-name="ce5" office:value-type="float" office:value="16777216" calcext:value-type="float">
            <text:p>16777216</text:p>
          </table:table-cell>
          <table:table-cell table:formula="of:=PRODUCT([.A29];8)" office:value-type="float" office:value="134217728" calcext:value-type="float">
            <text:p>134217728</text:p>
          </table:table-cell>
          <table:table-cell table:style-name="ce14"/>
          <table:table-cell office:value-type="string" calcext:value-type="string">
            <text:p>0.089919049</text:p>
          </table:table-cell>
          <table:table-cell office:value-type="string" calcext:value-type="string">
            <text:p>0.091092803</text:p>
          </table:table-cell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table:style-name="ce10" table:formula="of:=PRODUCT([.A30];8)" office:value-type="float" office:value="268435456" calcext:value-type="float">
            <text:p>268435456</text:p>
          </table:table-cell>
          <table:table-cell/>
          <table:table-cell table:style-name="ce16" office:value-type="string" calcext:value-type="string">
            <text:p>0.178347767</text:p>
          </table:table-cell>
          <table:table-cell table:style-name="ce36" office:value-type="string" calcext:value-type="string">
            <text:p>0.184482142</text:p>
          </table:table-cell>
        </table:table-row>
        <table:table-row table:style-name="ro1">
          <table:table-cell table:style-name="ce7" office:value-type="float" office:value="67108864" calcext:value-type="float">
            <text:p>67108864</text:p>
          </table:table-cell>
          <table:table-cell table:style-name="ce11" table:formula="of:=PRODUCT([.A31];8)" office:value-type="float" office:value="536870912" calcext:value-type="float">
            <text:p>536870912</text:p>
          </table:table-cell>
          <table:table-cell table:style-name="ce15"/>
          <table:table-cell table:style-name="ce11"/>
          <table:table-cell table:style-name="ce15" office:value-type="string" calcext:value-type="string">
            <text:p>0.352407238</text:p>
          </table:table-cell>
        </table:table-row>
      </table:table>
      <table:table table:name="Hoja2" table:style-name="ta1">
        <table:shapes>
          <draw:frame draw:z-index="0" draw:style-name="gr1" draw:text-style-name="P1" svg:width="232.38mm" svg:height="143.36mm" svg:x="134.64mm" svg:y="8.76mm">
            <draw:object draw:notify-on-update-of-ranges="Hoja2.B3:Hoja2.B13 Hoja2.B3:Hoja2.B13 Hoja2.C2:Hoja2.C2 Hoja2.C3:Hoja2.C13 Hoja2.B3:Hoja2.B13 Hoja2.D2:Hoja2.D2 Hoja2.D3:Hoja2.D13 Hoja2.B3:Hoja2.B13 Hoja2.E2:Hoja2.E2 Hoja2.E3:Hoja2.E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4"/>
        <table:table-column table:style-name="co1" table:default-cell-style-name="ce9"/>
        <table:table-column table:style-name="co1" table:default-cell-style-name="ce13"/>
        <table:table-column table:style-name="co1" table:default-cell-style-name="ce9"/>
        <table:table-column table:style-name="co1" table:default-cell-style-name="ce36"/>
        <table:table-row table:style-name="ro1">
          <table:table-cell table:style-name="ce1" office:value-type="string" calcext:value-type="string" table:number-columns-spanned="5" table:number-rows-spanned="1">
            <text:p>atcgrid</text:p>
          </table:table-cell>
          <table:covered-table-cell table:number-columns-repeated="4" table:style-name="Default"/>
        </table:table-row>
        <table:table-row table:style-name="ro2">
          <table:table-cell table:style-name="ce2" office:value-type="string" calcext:value-type="string">
            <text:p>N.º de componentes</text:p>
          </table:table-cell>
          <table:table-cell table:style-name="ce8" office:value-type="string" calcext:value-type="string">
            <text:p>Bytes de un vector</text:p>
          </table:table-cell>
          <table:table-cell table:style-name="ce8" office:value-type="string" calcext:value-type="string">
            <text:p>Tiempo para vect. Locales</text:p>
          </table:table-cell>
          <table:table-cell table:style-name="ce8" office:value-type="string" calcext:value-type="string">
            <text:p>Tiempo para vect. Globales</text:p>
          </table:table-cell>
          <table:table-cell table:style-name="ce17" office:value-type="string" calcext:value-type="string">
            <text:p>Tiempo para vect. Dinámicos</text:p>
          </table:table-cell>
        </table:table-row>
        <table:table-row table:style-name="ro1">
          <table:table-cell table:style-name="ce3" office:value-type="float" office:value="65536" calcext:value-type="float">
            <text:p>65536</text:p>
          </table:table-cell>
          <table:table-cell table:formula="of:=PRODUCT([.A3];8)" office:value-type="float" office:value="524288" calcext:value-type="float">
            <text:p>524288</text:p>
          </table:table-cell>
          <table:table-cell table:style-name="ce33" office:value-type="float" office:value="0.000314078" calcext:value-type="float">
            <text:p>0,000314078</text:p>
          </table:table-cell>
          <table:table-cell office:value-type="float" office:value="0.000446305" calcext:value-type="float">
            <text:p>0,000446305</text:p>
          </table:table-cell>
          <table:table-cell table:style-name="ce12" office:value-type="float" office:value="0.000413148" calcext:value-type="float">
            <text:p>0,000413148</text:p>
          </table:table-cell>
        </table:table-row>
        <table:table-row table:style-name="ro1">
          <table:table-cell table:style-name="ce39" office:value-type="float" office:value="131072" calcext:value-type="float">
            <text:p>131072</text:p>
          </table:table-cell>
          <table:table-cell table:style-name="ce10" table:formula="of:=PRODUCT([.A4];8)" office:value-type="float" office:value="1048576" calcext:value-type="float">
            <text:p>1048576</text:p>
          </table:table-cell>
          <table:table-cell office:value-type="float" office:value="0.000609342" calcext:value-type="float">
            <text:p>0,000609342</text:p>
          </table:table-cell>
          <table:table-cell table:style-name="ce16" office:value-type="float" office:value="0.000551501" calcext:value-type="float">
            <text:p>0,000551501</text:p>
          </table:table-cell>
          <table:table-cell office:value-type="float" office:value="0.000805929" calcext:value-type="float">
            <text:p>0,000805929</text:p>
          </table:table-cell>
        </table:table-row>
        <table:table-row table:style-name="ro1">
          <table:table-cell table:style-name="ce5" office:value-type="float" office:value="262144" calcext:value-type="float">
            <text:p>262144</text:p>
          </table:table-cell>
          <table:table-cell table:formula="of:=PRODUCT([.A5];8)" office:value-type="float" office:value="2097152" calcext:value-type="float">
            <text:p>2097152</text:p>
          </table:table-cell>
          <table:table-cell table:style-name="ce14" office:value-type="float" office:value="0.001368833" calcext:value-type="float">
            <text:p>0,001368833</text:p>
          </table:table-cell>
          <table:table-cell office:value-type="float" office:value="0.001109453" calcext:value-type="float">
            <text:p>0,001109453</text:p>
          </table:table-cell>
          <table:table-cell table:style-name="ce14" office:value-type="float" office:value="0.00169921" calcext:value-type="float">
            <text:p>0,0016992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table:style-name="ce10" table:formula="of:=PRODUCT([.A6];8)" office:value-type="float" office:value="4194304" calcext:value-type="float">
            <text:p>4194304</text:p>
          </table:table-cell>
          <table:table-cell/>
          <table:table-cell table:style-name="ce16" office:value-type="float" office:value="0.003535572" calcext:value-type="float">
            <text:p>0,003535572</text:p>
          </table:table-cell>
          <table:table-cell office:value-type="float" office:value="0.002598773" calcext:value-type="float">
            <text:p>0,002598773</text:p>
          </table:table-cell>
        </table:table-row>
        <table:table-row table:style-name="ro1">
          <table:table-cell table:style-name="ce6" office:value-type="float" office:value="1048576" calcext:value-type="float">
            <text:p>1048576</text:p>
          </table:table-cell>
          <table:table-cell table:formula="of:=PRODUCT([.A7];8)" office:value-type="float" office:value="8388608" calcext:value-type="float">
            <text:p>8388608</text:p>
          </table:table-cell>
          <table:table-cell table:style-name="ce14"/>
          <table:table-cell office:value-type="float" office:value="0.005912457" calcext:value-type="float">
            <text:p>0,005912457</text:p>
          </table:table-cell>
          <table:table-cell table:style-name="ce14" office:value-type="float" office:value="0.005975444" calcext:value-type="float">
            <text:p>0,005975444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table:style-name="ce10" table:formula="of:=PRODUCT([.A8];8)" office:value-type="float" office:value="16777216" calcext:value-type="float">
            <text:p>16777216</text:p>
          </table:table-cell>
          <table:table-cell/>
          <table:table-cell table:style-name="ce16" office:value-type="float" office:value="0.012074893" calcext:value-type="float">
            <text:p>0,012074893</text:p>
          </table:table-cell>
          <table:table-cell office:value-type="float" office:value="0.012115008" calcext:value-type="float">
            <text:p>0,012115008</text:p>
          </table:table-cell>
        </table:table-row>
        <table:table-row table:style-name="ro1">
          <table:table-cell table:style-name="ce5" office:value-type="float" office:value="4194304" calcext:value-type="float">
            <text:p>4194304</text:p>
          </table:table-cell>
          <table:table-cell table:formula="of:=PRODUCT([.A9];8)" office:value-type="float" office:value="33554432" calcext:value-type="float">
            <text:p>33554432</text:p>
          </table:table-cell>
          <table:table-cell table:style-name="ce14"/>
          <table:table-cell office:value-type="float" office:value="0.023638468" calcext:value-type="float">
            <text:p>0,023638468</text:p>
          </table:table-cell>
          <table:table-cell table:style-name="ce14" office:value-type="float" office:value="0.023779296" calcext:value-type="float">
            <text:p>0,023779296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table:style-name="ce10" table:formula="of:=PRODUCT([.A10];8)" office:value-type="float" office:value="67108864" calcext:value-type="float">
            <text:p>67108864</text:p>
          </table:table-cell>
          <table:table-cell/>
          <table:table-cell table:style-name="ce16" office:value-type="float" office:value="0.04626974" calcext:value-type="float">
            <text:p>0,04626974</text:p>
          </table:table-cell>
          <table:table-cell office:value-type="float" office:value="0.047058215" calcext:value-type="float">
            <text:p>0,047058215</text:p>
          </table:table-cell>
        </table:table-row>
        <table:table-row table:style-name="ro1">
          <table:table-cell table:style-name="ce5" office:value-type="float" office:value="16777216" calcext:value-type="float">
            <text:p>16777216</text:p>
          </table:table-cell>
          <table:table-cell table:formula="of:=PRODUCT([.A11];8)" office:value-type="float" office:value="134217728" calcext:value-type="float">
            <text:p>134217728</text:p>
          </table:table-cell>
          <table:table-cell table:style-name="ce14"/>
          <table:table-cell office:value-type="float" office:value="0.089919049" calcext:value-type="float">
            <text:p>0,089919049</text:p>
          </table:table-cell>
          <table:table-cell table:style-name="ce14" office:value-type="float" office:value="0.091092803" calcext:value-type="float">
            <text:p>0,091092803</text:p>
          </table:table-cell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table:style-name="ce10" table:formula="of:=PRODUCT([.A12];8)" office:value-type="float" office:value="268435456" calcext:value-type="float">
            <text:p>268435456</text:p>
          </table:table-cell>
          <table:table-cell/>
          <table:table-cell table:style-name="ce16" office:value-type="float" office:value="0.178347767" calcext:value-type="float">
            <text:p>0,178347767</text:p>
          </table:table-cell>
          <table:table-cell office:value-type="float" office:value="0.184482142" calcext:value-type="float">
            <text:p>0,184482142</text:p>
          </table:table-cell>
        </table:table-row>
        <table:table-row table:style-name="ro1">
          <table:table-cell table:style-name="ce7" office:value-type="float" office:value="67108864" calcext:value-type="float">
            <text:p>67108864</text:p>
          </table:table-cell>
          <table:table-cell table:style-name="ce11" table:formula="of:=PRODUCT([.A13];8)" office:value-type="float" office:value="536870912" calcext:value-type="float">
            <text:p>536870912</text:p>
          </table:table-cell>
          <table:table-cell table:style-name="ce15"/>
          <table:table-cell table:style-name="ce11"/>
          <table:table-cell table:style-name="ce15" office:value-type="float" office:value="0.352407238" calcext:value-type="float">
            <text:p>0,3524072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4">00/00/0000</text:date>, <text:time style:data-style-name="N2" text:time-value="12:04:30.91461312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21:20:27.871063312</meta:creation-date>
    <dc:date>2018-03-04T12:05:49.810108600</dc:date>
    <meta:editing-duration>PT2H5M53S</meta:editing-duration>
    <meta:editing-cycles>12</meta:editing-cycles>
    <meta:generator>LibreOffice/5.4.5.1$Linux_X86_64 LibreOffice_project/40m0$Build-1</meta:generator>
    <meta:document-statistic meta:table-count="2" meta:cell-count="15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minimum="52488" chart:maximum="53687091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true" chart:minimum="0.0001" chart:maximum="1" chart:origin="0" chart:interval-major="1" chart:interval-minor-divisor="9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1.472cm" svg:height="9.558cm" xlink:href=".." xlink:type="simple" chart:class="chart:scatter" chart:column-mapping="0 1 2" chart:style-name="ch1">
        <chart:title svg:x="12.98cm" svg:y="0.327cm" chart:style-name="ch2">
          <text:p>Grafico comparación mi pc</text:p>
        </chart:title>
        <chart:legend svg:x="21.656cm" svg:y="3.981cm" style:legend-expansion="custom" chartooo:width="9.814cm" chartooo:height="1.594cm" style:legend-expansion-aspect-ratio="6.15683814303639" chart:style-name="ch3"/>
        <chart:plot-area chart:style-name="ch4" table:cell-range-address="Hoja1.B3:Hoja1.E13 Hoja1.C2:Hoja1.E2" chart:data-source-has-labels="both" svg:x="2.752cm" svg:y="1.298cm" svg:width="20.081cm" svg:height="7.389cm">
          <chartooo:coordinate-region svg:x="4.035cm" svg:y="1.497cm" svg:width="18.798cm" svg:height="6.543cm"/>
          <chart:axis chart:dimension="x" chart:name="primary-x" chart:style-name="ch5" chartooo:axis-type="auto">
            <chart:title svg:x="11.412cm" svg:y="8.878cm" chart:style-name="ch6">
              <text:p>Bytes de un vector</text:p>
            </chart:title>
            <chart:categories table:cell-range-address="Hoja1.B3:Hoja1.B13"/>
            <chart:grid chart:style-name="ch7" chart:class="major"/>
          </chart:axis>
          <chart:axis chart:dimension="y" chart:name="primary-y" chart:style-name="ch8">
            <chart:title svg:x="1.563cm" svg:y="5.592cm" chart:style-name="ch9">
              <text:p>Tiempo</text:p>
            </chart:title>
            <chart:grid chart:style-name="ch7" chart:class="major"/>
          </chart:axis>
          <chart:series chart:style-name="ch10" chart:values-cell-range-address="Hoja1.C3:Hoja1.C13" chart:label-cell-address="Hoja1.C2:Hoja1.C2" chart:class="chart:scatter">
            <chart:domain table:cell-range-address="Hoja1.B3:Hoja1.B13"/>
            <chart:data-point chart:repeated="11"/>
          </chart:series>
          <chart:series chart:style-name="ch11" chart:values-cell-range-address="Hoja1.D3:Hoja1.D13" chart:label-cell-address="Hoja1.D2:Hoja1.D2" chart:class="chart:scatter">
            <chart:data-point chart:repeated="11"/>
          </chart:series>
          <chart:series chart:style-name="ch12" chart:values-cell-range-address="Hoja1.E3:Hoja1.E13" chart:label-cell-address="Hoja1.E2:Hoja1.E2" chart:class="chart:scatte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Tiempo para vect. Locales</text:p>
                <draw:g>
                  <svg:desc>Hoja1.C2:Hoja1.C2</svg:desc>
                </draw:g>
              </table:table-cell>
              <table:table-cell office:value-type="string">
                <text:p>Tiempo para vect. Globales</text:p>
                <draw:g>
                  <svg:desc>Hoja1.D2:Hoja1.D2</svg:desc>
                </draw:g>
              </table:table-cell>
              <table:table-cell office:value-type="string">
                <text:p>Tiempo para vect. Dinámicos</text:p>
                <draw:g>
                  <svg:desc>Hoja1.E2:Hoja1.E2</svg:desc>
                </draw:g>
              </table:table-cell>
            </table:table-row>
          </table:table-header-rows>
          <table:table-rows>
            <table:table-row>
              <table:table-cell office:value-type="float" office:value="524288">
                <text:p>524288</text:p>
                <draw:g>
                  <svg:desc>Hoja1.B3:Hoja1.B13</svg:desc>
                </draw:g>
              </table:table-cell>
              <table:table-cell office:value-type="float" office:value="524288">
                <text:p>524288</text:p>
                <draw:g>
                  <svg:desc>Hoja1.B3:Hoja1.B13</svg:desc>
                </draw:g>
              </table:table-cell>
              <table:table-cell office:value-type="float" office:value="0.000232361">
                <text:p>0.000232361</text:p>
                <draw:g>
                  <svg:desc>Hoja1.C3:Hoja1.C13</svg:desc>
                </draw:g>
              </table:table-cell>
              <table:table-cell office:value-type="float" office:value="0.000231569">
                <text:p>0.000231569</text:p>
                <draw:g>
                  <svg:desc>Hoja1.D3:Hoja1.D13</svg:desc>
                </draw:g>
              </table:table-cell>
              <table:table-cell office:value-type="float" office:value="0.000244175">
                <text:p>0.000244175</text:p>
                <draw:g>
                  <svg:desc>Hoja1.E3:Hoja1.E13</svg:desc>
                </draw:g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1048576">
                <text:p>1048576</text:p>
              </table:table-cell>
              <table:table-cell office:value-type="float" office:value="0.000519333">
                <text:p>0.000519333</text:p>
              </table:table-cell>
              <table:table-cell office:value-type="float" office:value="0.000457985">
                <text:p>0.000457985</text:p>
              </table:table-cell>
              <table:table-cell office:value-type="float" office:value="0.000448785">
                <text:p>0.000448785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2097152">
                <text:p>2097152</text:p>
              </table:table-cell>
              <table:table-cell office:value-type="float" office:value="0.001104888">
                <text:p>0.001104888</text:p>
              </table:table-cell>
              <table:table-cell office:value-type="float" office:value="0.00112862">
                <text:p>0.00112862</text:p>
              </table:table-cell>
              <table:table-cell office:value-type="float" office:value="0.001097766">
                <text:p>0.001097766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4194304">
                <text:p>4194304</text:p>
              </table:table-cell>
              <table:table-cell office:value-type="float" office:value="NaN">
                <text:p>NaN</text:p>
              </table:table-cell>
              <table:table-cell office:value-type="float" office:value="0.002094438">
                <text:p>0.002094438</text:p>
              </table:table-cell>
              <table:table-cell office:value-type="float" office:value="0.002174453">
                <text:p>0.002174453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8388608">
                <text:p>8388608</text:p>
              </table:table-cell>
              <table:table-cell office:value-type="float" office:value="NaN">
                <text:p>NaN</text:p>
              </table:table-cell>
              <table:table-cell office:value-type="float" office:value="0.003812608">
                <text:p>0.003812608</text:p>
              </table:table-cell>
              <table:table-cell office:value-type="float" office:value="0.004188654">
                <text:p>0.004188654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16777216">
                <text:p>16777216</text:p>
              </table:table-cell>
              <table:table-cell office:value-type="float" office:value="NaN">
                <text:p>NaN</text:p>
              </table:table-cell>
              <table:table-cell office:value-type="float" office:value="0.009329834">
                <text:p>0.009329834</text:p>
              </table:table-cell>
              <table:table-cell office:value-type="float" office:value="0.010042728">
                <text:p>0.010042728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33554432">
                <text:p>33554432</text:p>
              </table:table-cell>
              <table:table-cell office:value-type="float" office:value="NaN">
                <text:p>NaN</text:p>
              </table:table-cell>
              <table:table-cell office:value-type="float" office:value="0.017102607">
                <text:p>0.017102607</text:p>
              </table:table-cell>
              <table:table-cell office:value-type="float" office:value="0.015540655">
                <text:p>0.015540655</text:p>
              </table:table-cell>
            </table:table-row>
            <table:table-row>
              <table:table-cell office:value-type="float" office:value="67108864">
                <text:p>67108864</text:p>
              </table:table-cell>
              <table:table-cell office:value-type="float" office:value="67108864">
                <text:p>67108864</text:p>
              </table:table-cell>
              <table:table-cell office:value-type="float" office:value="NaN">
                <text:p>NaN</text:p>
              </table:table-cell>
              <table:table-cell office:value-type="float" office:value="0.030795256">
                <text:p>0.030795256</text:p>
              </table:table-cell>
              <table:table-cell office:value-type="float" office:value="0.030796012">
                <text:p>0.030796012</text:p>
              </table:table-cell>
            </table:table-row>
            <table:table-row>
              <table:table-cell office:value-type="float" office:value="134217728">
                <text:p>134217728</text:p>
              </table:table-cell>
              <table:table-cell office:value-type="float" office:value="134217728">
                <text:p>134217728</text:p>
              </table:table-cell>
              <table:table-cell office:value-type="float" office:value="NaN">
                <text:p>NaN</text:p>
              </table:table-cell>
              <table:table-cell office:value-type="float" office:value="0.059588797">
                <text:p>0.059588797</text:p>
              </table:table-cell>
              <table:table-cell office:value-type="float" office:value="0.059509489">
                <text:p>0.059509489</text:p>
              </table:table-cell>
            </table:table-row>
            <table:table-row>
              <table:table-cell office:value-type="float" office:value="268435456">
                <text:p>268435456</text:p>
              </table:table-cell>
              <table:table-cell office:value-type="float" office:value="268435456">
                <text:p>268435456</text:p>
              </table:table-cell>
              <table:table-cell office:value-type="float" office:value="NaN">
                <text:p>NaN</text:p>
              </table:table-cell>
              <table:table-cell office:value-type="float" office:value="0.120848866">
                <text:p>0.120848866</text:p>
              </table:table-cell>
              <table:table-cell office:value-type="float" office:value="0.119532433">
                <text:p>0.119532433</text:p>
              </table:table-cell>
            </table:table-row>
            <table:table-row>
              <table:table-cell office:value-type="float" office:value="536870912">
                <text:p>536870912</text:p>
              </table:table-cell>
              <table:table-cell office:value-type="float" office:value="536870912">
                <text:p>536870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7598184">
                <text:p>0.2375981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minimum="524288" chart:maximum="536870912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true" chart:minimum="0.0001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239cm" svg:height="14.337cm" xlink:href=".." xlink:type="simple" chart:class="chart:scatter" chart:column-mapping="0 1 2" chart:style-name="ch1">
        <chart:title svg:x="8.096cm" svg:y="0.422cm" chart:style-name="ch2">
          <text:p>Gráfica para comparar los tiempos</text:p>
        </chart:title>
        <chart:legend chart:legend-position="end" svg:x="17.397cm" svg:y="6.371cm" style:legend-expansion="high" chart:style-name="ch3"/>
        <chart:plot-area chart:style-name="ch4" table:cell-range-address="Hoja2.B3:Hoja2.E13 Hoja2.C2:Hoja2.E2" chart:data-source-has-labels="both" svg:x="1.259cm" svg:y="1.456cm" svg:width="15.66cm" svg:height="11.098cm">
          <chartooo:coordinate-region svg:x="2.542cm" svg:y="1.655cm" svg:width="14.377cm" svg:height="10.252cm"/>
          <chart:axis chart:dimension="x" chart:name="primary-x" chart:style-name="ch5" chartooo:axis-type="auto">
            <chart:title svg:x="7.709cm" svg:y="12.84cm" chart:style-name="ch6">
              <text:p>Bytes de un vector</text:p>
            </chart:title>
            <chart:categories table:cell-range-address="Hoja2.B3:Hoja2.B13"/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235cm" svg:y="7.605cm" chart:style-name="ch10">
              <text:p>Tiempo</text:p>
            </chart:title>
          </chart:axis>
          <chart:series chart:style-name="ch11" chart:values-cell-range-address="Hoja2.C3:Hoja2.C13" chart:label-cell-address="Hoja2.C2:Hoja2.C2" chart:class="chart:scatter">
            <chart:domain table:cell-range-address="Hoja2.B3:Hoja2.B13"/>
            <chart:data-point chart:repeated="11"/>
          </chart:series>
          <chart:series chart:style-name="ch12" chart:values-cell-range-address="Hoja2.D3:Hoja2.D13" chart:label-cell-address="Hoja2.D2:Hoja2.D2" chart:class="chart:scatter">
            <chart:data-point chart:repeated="11"/>
          </chart:series>
          <chart:series chart:style-name="ch13" chart:values-cell-range-address="Hoja2.E3:Hoja2.E13" chart:label-cell-address="Hoja2.E2:Hoja2.E2" chart:class="chart:scatter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Tiempo para vect. Locales</text:p>
                <draw:g>
                  <svg:desc>Hoja2.C2:Hoja2.C2</svg:desc>
                </draw:g>
              </table:table-cell>
              <table:table-cell office:value-type="string">
                <text:p>Tiempo para vect. Globales</text:p>
                <draw:g>
                  <svg:desc>Hoja2.D2:Hoja2.D2</svg:desc>
                </draw:g>
              </table:table-cell>
              <table:table-cell office:value-type="string">
                <text:p>Tiempo para vect. Dinámicos</text:p>
                <draw:g>
                  <svg:desc>Hoja2.E2:Hoja2.E2</svg:desc>
                </draw:g>
              </table:table-cell>
            </table:table-row>
          </table:table-header-rows>
          <table:table-rows>
            <table:table-row>
              <table:table-cell office:value-type="float" office:value="524288">
                <text:p>524288</text:p>
                <draw:g>
                  <svg:desc>Hoja2.B3:Hoja2.B13</svg:desc>
                </draw:g>
              </table:table-cell>
              <table:table-cell office:value-type="float" office:value="524288">
                <text:p>524288</text:p>
                <draw:g>
                  <svg:desc>Hoja2.B3:Hoja2.B13</svg:desc>
                </draw:g>
              </table:table-cell>
              <table:table-cell office:value-type="float" office:value="0.000314078">
                <text:p>0.000314078</text:p>
                <draw:g>
                  <svg:desc>Hoja2.C3:Hoja2.C13</svg:desc>
                </draw:g>
              </table:table-cell>
              <table:table-cell office:value-type="float" office:value="0.000446305">
                <text:p>0.000446305</text:p>
                <draw:g>
                  <svg:desc>Hoja2.D3:Hoja2.D13</svg:desc>
                </draw:g>
              </table:table-cell>
              <table:table-cell office:value-type="float" office:value="0.000413148">
                <text:p>0.000413148</text:p>
                <draw:g>
                  <svg:desc>Hoja2.E3:Hoja2.E13</svg:desc>
                </draw:g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1048576">
                <text:p>1048576</text:p>
              </table:table-cell>
              <table:table-cell office:value-type="float" office:value="0.000609342">
                <text:p>0.000609342</text:p>
              </table:table-cell>
              <table:table-cell office:value-type="float" office:value="0.000551501">
                <text:p>0.000551501</text:p>
              </table:table-cell>
              <table:table-cell office:value-type="float" office:value="0.000805929">
                <text:p>0.000805929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2097152">
                <text:p>2097152</text:p>
              </table:table-cell>
              <table:table-cell office:value-type="float" office:value="0.001368833">
                <text:p>0.001368833</text:p>
              </table:table-cell>
              <table:table-cell office:value-type="float" office:value="0.001109453">
                <text:p>0.001109453</text:p>
              </table:table-cell>
              <table:table-cell office:value-type="float" office:value="0.00169921">
                <text:p>0.00169921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4194304">
                <text:p>4194304</text:p>
              </table:table-cell>
              <table:table-cell office:value-type="float" office:value="NaN">
                <text:p>NaN</text:p>
              </table:table-cell>
              <table:table-cell office:value-type="float" office:value="0.003535572">
                <text:p>0.003535572</text:p>
              </table:table-cell>
              <table:table-cell office:value-type="float" office:value="0.002598773">
                <text:p>0.002598773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8388608">
                <text:p>8388608</text:p>
              </table:table-cell>
              <table:table-cell office:value-type="float" office:value="NaN">
                <text:p>NaN</text:p>
              </table:table-cell>
              <table:table-cell office:value-type="float" office:value="0.005912457">
                <text:p>0.005912457</text:p>
              </table:table-cell>
              <table:table-cell office:value-type="float" office:value="0.005975444">
                <text:p>0.005975444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16777216">
                <text:p>16777216</text:p>
              </table:table-cell>
              <table:table-cell office:value-type="float" office:value="NaN">
                <text:p>NaN</text:p>
              </table:table-cell>
              <table:table-cell office:value-type="float" office:value="0.012074893">
                <text:p>0.012074893</text:p>
              </table:table-cell>
              <table:table-cell office:value-type="float" office:value="0.012115008">
                <text:p>0.012115008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33554432">
                <text:p>33554432</text:p>
              </table:table-cell>
              <table:table-cell office:value-type="float" office:value="NaN">
                <text:p>NaN</text:p>
              </table:table-cell>
              <table:table-cell office:value-type="float" office:value="0.023638468">
                <text:p>0.023638468</text:p>
              </table:table-cell>
              <table:table-cell office:value-type="float" office:value="0.023779296">
                <text:p>0.023779296</text:p>
              </table:table-cell>
            </table:table-row>
            <table:table-row>
              <table:table-cell office:value-type="float" office:value="67108864">
                <text:p>67108864</text:p>
              </table:table-cell>
              <table:table-cell office:value-type="float" office:value="67108864">
                <text:p>67108864</text:p>
              </table:table-cell>
              <table:table-cell office:value-type="float" office:value="NaN">
                <text:p>NaN</text:p>
              </table:table-cell>
              <table:table-cell office:value-type="float" office:value="0.04626974">
                <text:p>0.04626974</text:p>
              </table:table-cell>
              <table:table-cell office:value-type="float" office:value="0.047058215">
                <text:p>0.047058215</text:p>
              </table:table-cell>
            </table:table-row>
            <table:table-row>
              <table:table-cell office:value-type="float" office:value="134217728">
                <text:p>134217728</text:p>
              </table:table-cell>
              <table:table-cell office:value-type="float" office:value="134217728">
                <text:p>134217728</text:p>
              </table:table-cell>
              <table:table-cell office:value-type="float" office:value="NaN">
                <text:p>NaN</text:p>
              </table:table-cell>
              <table:table-cell office:value-type="float" office:value="0.089919049">
                <text:p>0.089919049</text:p>
              </table:table-cell>
              <table:table-cell office:value-type="float" office:value="0.091092803">
                <text:p>0.091092803</text:p>
              </table:table-cell>
            </table:table-row>
            <table:table-row>
              <table:table-cell office:value-type="float" office:value="268435456">
                <text:p>268435456</text:p>
              </table:table-cell>
              <table:table-cell office:value-type="float" office:value="268435456">
                <text:p>268435456</text:p>
              </table:table-cell>
              <table:table-cell office:value-type="float" office:value="NaN">
                <text:p>NaN</text:p>
              </table:table-cell>
              <table:table-cell office:value-type="float" office:value="0.178347767">
                <text:p>0.178347767</text:p>
              </table:table-cell>
              <table:table-cell office:value-type="float" office:value="0.184482142">
                <text:p>0.184482142</text:p>
              </table:table-cell>
            </table:table-row>
            <table:table-row>
              <table:table-cell office:value-type="float" office:value="536870912">
                <text:p>536870912</text:p>
              </table:table-cell>
              <table:table-cell office:value-type="float" office:value="536870912">
                <text:p>536870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2407238">
                <text:p>0.3524072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minimum="524288" chart:maximum="536870912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true" chart:minimum="0.0001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1.225cm" svg:height="11.788cm" xlink:href=".." xlink:type="simple" chart:class="chart:scatter" chart:column-mapping="0 1 2" chart:style-name="ch1">
        <chart:title svg:x="12.089cm" svg:y="0.371cm" chart:style-name="ch2">
          <text:p>Gráfica para comparar los tiempos</text:p>
        </chart:title>
        <chart:legend chart:legend-position="end" svg:x="25.383cm" svg:y="5.097cm" style:legend-expansion="high" chart:style-name="ch3"/>
        <chart:plot-area chart:style-name="ch4" table:cell-range-address="Hoja2.B3:Hoja2.E13 Hoja2.C2:Hoja2.E2" chart:data-source-has-labels="both" svg:x="2.622cm" svg:y="1.212cm" svg:width="19.939cm" svg:height="8.569cm">
          <chartooo:coordinate-region svg:x="3.905cm" svg:y="1.411cm" svg:width="18.656cm" svg:height="7.723cm"/>
          <chart:axis chart:dimension="x" chart:name="primary-x" chart:style-name="ch5" chartooo:axis-type="auto">
            <chart:title svg:x="11.211cm" svg:y="10.016cm" chart:style-name="ch6">
              <text:p>Bytes de un vector</text:p>
            </chart:title>
            <chart:categories table:cell-range-address="Hoja2.B3:Hoja2.B13"/>
            <chart:grid chart:style-name="ch7" chart:class="major"/>
          </chart:axis>
          <chart:axis chart:dimension="y" chart:name="primary-y" chart:style-name="ch8">
            <chart:title svg:x="1.438cm" svg:y="6.096cm" chart:style-name="ch9">
              <text:p>Tiempo</text:p>
            </chart:title>
            <chart:grid chart:style-name="ch7" chart:class="major"/>
          </chart:axis>
          <chart:series chart:style-name="ch10" chart:values-cell-range-address="Hoja2.C3:Hoja2.C13" chart:label-cell-address="Hoja2.C2:Hoja2.C2" chart:class="chart:scatter">
            <chart:domain table:cell-range-address="Hoja2.B3:Hoja2.B13"/>
            <chart:data-point chart:repeated="11"/>
          </chart:series>
          <chart:series chart:style-name="ch11" chart:values-cell-range-address="Hoja2.D3:Hoja2.D13" chart:label-cell-address="Hoja2.D2:Hoja2.D2" chart:class="chart:scatter">
            <chart:data-point chart:repeated="11"/>
          </chart:series>
          <chart:series chart:style-name="ch12" chart:values-cell-range-address="Hoja2.E3:Hoja2.E13" chart:label-cell-address="Hoja2.E2:Hoja2.E2" chart:class="chart:scatte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Tiempo para vect. Locales</text:p>
                <draw:g>
                  <svg:desc>Hoja2.C2:Hoja2.C2</svg:desc>
                </draw:g>
              </table:table-cell>
              <table:table-cell office:value-type="string">
                <text:p>Tiempo para vect. Globales</text:p>
                <draw:g>
                  <svg:desc>Hoja2.D2:Hoja2.D2</svg:desc>
                </draw:g>
              </table:table-cell>
              <table:table-cell office:value-type="string">
                <text:p>Tiempo para vect. Dinámicos</text:p>
                <draw:g>
                  <svg:desc>Hoja2.E2:Hoja2.E2</svg:desc>
                </draw:g>
              </table:table-cell>
            </table:table-row>
          </table:table-header-rows>
          <table:table-rows>
            <table:table-row>
              <table:table-cell office:value-type="float" office:value="524288">
                <text:p>524288</text:p>
                <draw:g>
                  <svg:desc>Hoja2.B3:Hoja2.B13</svg:desc>
                </draw:g>
              </table:table-cell>
              <table:table-cell office:value-type="float" office:value="524288">
                <text:p>524288</text:p>
                <draw:g>
                  <svg:desc>Hoja2.B3:Hoja2.B13</svg:desc>
                </draw:g>
              </table:table-cell>
              <table:table-cell office:value-type="float" office:value="0.000314078">
                <text:p>0.000314078</text:p>
                <draw:g>
                  <svg:desc>Hoja2.C3:Hoja2.C13</svg:desc>
                </draw:g>
              </table:table-cell>
              <table:table-cell office:value-type="float" office:value="0.000446305">
                <text:p>0.000446305</text:p>
                <draw:g>
                  <svg:desc>Hoja2.D3:Hoja2.D13</svg:desc>
                </draw:g>
              </table:table-cell>
              <table:table-cell office:value-type="float" office:value="0.000413148">
                <text:p>0.000413148</text:p>
                <draw:g>
                  <svg:desc>Hoja2.E3:Hoja2.E13</svg:desc>
                </draw:g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1048576">
                <text:p>1048576</text:p>
              </table:table-cell>
              <table:table-cell office:value-type="float" office:value="0.000609342">
                <text:p>0.000609342</text:p>
              </table:table-cell>
              <table:table-cell office:value-type="float" office:value="0.000551501">
                <text:p>0.000551501</text:p>
              </table:table-cell>
              <table:table-cell office:value-type="float" office:value="0.000805929">
                <text:p>0.000805929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2097152">
                <text:p>2097152</text:p>
              </table:table-cell>
              <table:table-cell office:value-type="float" office:value="0.001368833">
                <text:p>0.001368833</text:p>
              </table:table-cell>
              <table:table-cell office:value-type="float" office:value="0.001109453">
                <text:p>0.001109453</text:p>
              </table:table-cell>
              <table:table-cell office:value-type="float" office:value="0.00169921">
                <text:p>0.00169921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4194304">
                <text:p>4194304</text:p>
              </table:table-cell>
              <table:table-cell office:value-type="float" office:value="NaN">
                <text:p>NaN</text:p>
              </table:table-cell>
              <table:table-cell office:value-type="float" office:value="0.003535572">
                <text:p>0.003535572</text:p>
              </table:table-cell>
              <table:table-cell office:value-type="float" office:value="0.002598773">
                <text:p>0.002598773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8388608">
                <text:p>8388608</text:p>
              </table:table-cell>
              <table:table-cell office:value-type="float" office:value="NaN">
                <text:p>NaN</text:p>
              </table:table-cell>
              <table:table-cell office:value-type="float" office:value="0.005912457">
                <text:p>0.005912457</text:p>
              </table:table-cell>
              <table:table-cell office:value-type="float" office:value="0.005975444">
                <text:p>0.005975444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16777216">
                <text:p>16777216</text:p>
              </table:table-cell>
              <table:table-cell office:value-type="float" office:value="NaN">
                <text:p>NaN</text:p>
              </table:table-cell>
              <table:table-cell office:value-type="float" office:value="0.012074893">
                <text:p>0.012074893</text:p>
              </table:table-cell>
              <table:table-cell office:value-type="float" office:value="0.012115008">
                <text:p>0.012115008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33554432">
                <text:p>33554432</text:p>
              </table:table-cell>
              <table:table-cell office:value-type="float" office:value="NaN">
                <text:p>NaN</text:p>
              </table:table-cell>
              <table:table-cell office:value-type="float" office:value="0.023638468">
                <text:p>0.023638468</text:p>
              </table:table-cell>
              <table:table-cell office:value-type="float" office:value="0.023779296">
                <text:p>0.023779296</text:p>
              </table:table-cell>
            </table:table-row>
            <table:table-row>
              <table:table-cell office:value-type="float" office:value="67108864">
                <text:p>67108864</text:p>
              </table:table-cell>
              <table:table-cell office:value-type="float" office:value="67108864">
                <text:p>67108864</text:p>
              </table:table-cell>
              <table:table-cell office:value-type="float" office:value="NaN">
                <text:p>NaN</text:p>
              </table:table-cell>
              <table:table-cell office:value-type="float" office:value="0.04626974">
                <text:p>0.04626974</text:p>
              </table:table-cell>
              <table:table-cell office:value-type="float" office:value="0.047058215">
                <text:p>0.047058215</text:p>
              </table:table-cell>
            </table:table-row>
            <table:table-row>
              <table:table-cell office:value-type="float" office:value="134217728">
                <text:p>134217728</text:p>
              </table:table-cell>
              <table:table-cell office:value-type="float" office:value="134217728">
                <text:p>134217728</text:p>
              </table:table-cell>
              <table:table-cell office:value-type="float" office:value="NaN">
                <text:p>NaN</text:p>
              </table:table-cell>
              <table:table-cell office:value-type="float" office:value="0.089919049">
                <text:p>0.089919049</text:p>
              </table:table-cell>
              <table:table-cell office:value-type="float" office:value="0.091092803">
                <text:p>0.091092803</text:p>
              </table:table-cell>
            </table:table-row>
            <table:table-row>
              <table:table-cell office:value-type="float" office:value="268435456">
                <text:p>268435456</text:p>
              </table:table-cell>
              <table:table-cell office:value-type="float" office:value="268435456">
                <text:p>268435456</text:p>
              </table:table-cell>
              <table:table-cell office:value-type="float" office:value="NaN">
                <text:p>NaN</text:p>
              </table:table-cell>
              <table:table-cell office:value-type="float" office:value="0.178347767">
                <text:p>0.178347767</text:p>
              </table:table-cell>
              <table:table-cell office:value-type="float" office:value="0.184482142">
                <text:p>0.184482142</text:p>
              </table:table-cell>
            </table:table-row>
            <table:table-row>
              <table:table-cell office:value-type="float" office:value="536870912">
                <text:p>536870912</text:p>
              </table:table-cell>
              <table:table-cell office:value-type="float" office:value="536870912">
                <text:p>536870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2407238">
                <text:p>0.3524072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